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B" style:family="table-column">
      <style:table-column-properties style:column-width="12.751cm" style:rel-column-width="4915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207cm"/>
    </style:style>
    <style:style style:name="Table2.B" style:family="table-column">
      <style:table-column-properties style:column-width="12.80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207cm"/>
    </style:style>
    <style:style style:name="Table3.B" style:family="table-column">
      <style:table-column-properties style:column-width="12.80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b4f" officeooo:paragraph-rsid="0009db4f"/>
    </style:style>
    <style:style style:name="P2" style:family="paragraph" style:parent-style-name="Table_20_Contents">
      <style:text-properties officeooo:rsid="0009db4f" officeooo:paragraph-rsid="00107536"/>
    </style:style>
    <style:style style:name="P3" style:family="paragraph" style:parent-style-name="Table_20_Contents">
      <style:text-properties officeooo:rsid="000ad2ea" officeooo:paragraph-rsid="000ad2ea"/>
    </style:style>
    <style:style style:name="P4" style:family="paragraph" style:parent-style-name="Table_20_Contents">
      <style:text-properties officeooo:rsid="000e4609" officeooo:paragraph-rsid="000e4609"/>
    </style:style>
    <style:style style:name="P5" style:family="paragraph" style:parent-style-name="Table_20_Contents">
      <style:text-properties officeooo:rsid="0014af7b" officeooo:paragraph-rsid="0014af7b"/>
    </style:style>
    <style:style style:name="P6" style:family="paragraph" style:parent-style-name="Table_20_Contents">
      <style:text-properties fo:font-weight="bold" officeooo:rsid="000ad2ea" officeooo:paragraph-rsid="000ad2ea" style:font-weight-asian="bold" style:font-weight-complex="bold"/>
    </style:style>
    <style:style style:name="P7" style:family="paragraph" style:parent-style-name="Table_20_Contents">
      <style:text-properties fo:font-weight="bold" officeooo:rsid="0009db4f" officeooo:paragraph-rsid="0009db4f" style:font-weight-asian="bold" style:font-weight-complex="bold"/>
    </style:style>
    <style:style style:name="P8" style:family="paragraph" style:parent-style-name="Table_20_Contents">
      <style:text-properties fo:font-weight="bold" officeooo:rsid="0009db4f" officeooo:paragraph-rsid="000ad2ea" style:font-weight-asian="bold" style:font-weight-complex="bold"/>
    </style:style>
    <style:style style:name="P9" style:family="paragraph" style:parent-style-name="Table_20_Contents">
      <style:text-properties fo:font-weight="bold" officeooo:rsid="0009db4f" officeooo:paragraph-rsid="000ecb0f" style:font-weight-asian="bold" style:font-weight-complex="bold"/>
    </style:style>
    <style:style style:name="P10" style:family="paragraph" style:parent-style-name="Table_20_Contents">
      <style:text-properties fo:font-weight="bold" officeooo:rsid="0009db4f" officeooo:paragraph-rsid="000d6097" style:font-weight-asian="bold" style:font-weight-complex="bold"/>
    </style:style>
    <style:style style:name="P11" style:family="paragraph" style:parent-style-name="Table_20_Contents">
      <style:text-properties fo:font-weight="bold" officeooo:rsid="0018a13a" officeooo:paragraph-rsid="0018a13a" style:font-weight-asian="bold" style:font-weight-complex="bold"/>
    </style:style>
    <style:style style:name="P12" style:family="paragraph" style:parent-style-name="Table_20_Contents">
      <style:text-properties fo:font-weight="bold" officeooo:rsid="0010bbc3" officeooo:paragraph-rsid="0010bbc3" style:font-weight-asian="bold" style:font-weight-complex="bold"/>
    </style:style>
    <style:style style:name="P13" style:family="paragraph" style:parent-style-name="Table_20_Contents">
      <style:text-properties fo:font-weight="bold" officeooo:rsid="000bef15" officeooo:paragraph-rsid="000bef15" style:font-weight-asian="bold" style:font-weight-complex="bold"/>
    </style:style>
    <style:style style:name="P14" style:family="paragraph" style:parent-style-name="Table_20_Contents">
      <style:text-properties fo:font-weight="bold" officeooo:rsid="000cde2f" officeooo:paragraph-rsid="000cde2f" style:font-weight-asian="bold" style:font-weight-complex="bold"/>
    </style:style>
    <style:style style:name="P15" style:family="paragraph" style:parent-style-name="Standard">
      <style:text-properties officeooo:rsid="002ddc25" officeooo:paragraph-rsid="002ddc25"/>
    </style:style>
    <style:style style:name="P16" style:family="paragraph" style:parent-style-name="Standard">
      <style:text-properties officeooo:rsid="0031a86f" officeooo:paragraph-rsid="0031a86f"/>
    </style:style>
    <style:style style:name="P17" style:family="paragraph" style:parent-style-name="Standard">
      <style:text-properties officeooo:rsid="0033c5fd" officeooo:paragraph-rsid="0031a86f"/>
    </style:style>
    <style:style style:name="P18" style:family="paragraph" style:parent-style-name="Standard">
      <style:text-properties officeooo:rsid="0033c5fd" officeooo:paragraph-rsid="0033c5fd"/>
    </style:style>
    <style:style style:name="P19" style:family="paragraph" style:parent-style-name="Standard">
      <style:text-properties officeooo:rsid="0034d2e2" officeooo:paragraph-rsid="0034d2e2"/>
    </style:style>
    <style:style style:name="P20" style:family="paragraph" style:parent-style-name="Standard">
      <style:text-properties officeooo:rsid="003f4661" officeooo:paragraph-rsid="003f4661"/>
    </style:style>
    <style:style style:name="P21" style:family="paragraph" style:parent-style-name="Standard">
      <style:text-properties officeooo:rsid="0040589d" officeooo:paragraph-rsid="0040589d"/>
    </style:style>
    <style:style style:name="P22" style:family="paragraph" style:parent-style-name="Standard">
      <style:text-properties officeooo:rsid="0040589d" officeooo:paragraph-rsid="0049f52c"/>
    </style:style>
    <style:style style:name="P23" style:family="paragraph" style:parent-style-name="Standard">
      <style:text-properties officeooo:rsid="0040eabf" officeooo:paragraph-rsid="0040eabf"/>
    </style:style>
    <style:style style:name="P24" style:family="paragraph" style:parent-style-name="Standard">
      <style:text-properties officeooo:rsid="0040eabf" officeooo:paragraph-rsid="0049f52c"/>
    </style:style>
    <style:style style:name="P25" style:family="paragraph" style:parent-style-name="Standard">
      <style:text-properties officeooo:rsid="0044023e" officeooo:paragraph-rsid="0044023e"/>
    </style:style>
    <style:style style:name="P26" style:family="paragraph" style:parent-style-name="Standard">
      <style:text-properties officeooo:rsid="0044023e" officeooo:paragraph-rsid="0044f413"/>
    </style:style>
    <style:style style:name="P27" style:family="paragraph" style:parent-style-name="Standard">
      <style:text-properties officeooo:rsid="0044023e" officeooo:paragraph-rsid="0049f52c"/>
    </style:style>
    <style:style style:name="T1" style:family="text">
      <style:text-properties officeooo:rsid="000bef15"/>
    </style:style>
    <style:style style:name="T2" style:family="text">
      <style:text-properties officeooo:rsid="0031a86f"/>
    </style:style>
    <style:style style:name="T3" style:family="text">
      <style:text-properties officeooo:rsid="0040ea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/>
          </table:table-cell>
          <table:table-cell table:style-name="Table1.B1" office:value-type="string">
            <text:p text:style-name="P7">unique_ptr<text:span text:style-name="T1">&lt;&gt;</text:span></text:p>
          </table:table-cell>
        </table:table-row>
        <table:table-row>
          <table:table-cell table:style-name="Table1.A2" office:value-type="string">
            <text:p text:style-name="P7">constru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destru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operator=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ge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reset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releas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7">swap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4">make_uniqu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get_delete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operator bool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15">Syntax:</text:p>
      <text:p text:style-name="P15">unique_ptr&lt;int&gt;p1(new int);</text:p>
      <text:p text:style-name="P15">unique_ptr&lt;int&gt;p2=p1; //<text:span text:style-name="T2">Copy Not allowed, </text:span>Error</text:p>
      <text:p text:style-name="P16">unqiue_ptr&lt;int&gt;p2=std::move(p1); //Ownership transferred from p1 to p2, p2 is The New owner</text:p>
      <text:p text:style-name="P15">unique_ptr&lt;int&gt;p3;</text:p>
      <text:p text:style-name="P15">p3=p1; //<text:span text:style-name="T2">Assignation Not Allowed, </text:span>Error</text:p>
      <text:p text:style-name="P15"/>
      <text:p text:style-name="P15">Example:</text:p>
      <text:p text:style-name="P22">Example:</text:p>
      <text:p text:style-name="P22">unique_ptr&lt;int&gt;p1;</text:p>
      <text:p text:style-name="P22">func(std::move(p1));</text:p>
      <text:p text:style-name="P22"><text:span text:style-name="T3">int </text:span>func(auto_ptr&lt;int&gt;p2,int x)</text:p>
      <text:p text:style-name="P24">{</text:p>
      <text:p text:style-name="P24">}</text:p>
      <text:p text:style-name="P24"/>
      <text:p text:style-name="P27">auto_ptr&lt;int&gt;p = func();</text:p>
      <text:p text:style-name="P27">auto_ptr&lt;int&gt;func()</text:p>
      <text:p text:style-name="P27">{</text:p>
      <text:p text:style-name="P27">auto_ptr&lt;int&gt;p1;</text:p>
      <text:p text:style-name="P27">return std::make_unique&lt;&gt;();</text:p>
      <text:p text:style-name="P27">}</text:p>
      <text:p text:style-name="P15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13">shared_ptr&lt;&gt;</text:p>
          </table:table-cell>
        </table:table-row>
        <table:table-row>
          <table:table-cell table:style-name="Table2.A2" office:value-type="string">
            <text:p text:style-name="P7">constructo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destructo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7">operator=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get</text:p>
          </table:table-cell>
          <table:table-cell table:style-name="Table2.B2" office:value-type="string">
            <text:p text:style-name="Table_20_Contents"/>
          </table:table-cell>
        </table:table-row>
        <text:soft-page-break/>
        <table:table-row>
          <table:table-cell table:style-name="Table2.A2" office:value-type="string">
            <text:p text:style-name="P8">reset</text:p>
          </table:table-cell>
          <table:table-cell table:style-name="Table2.B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11">releas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1">swap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9">use_count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0">make_shared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get_deleter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">operator bool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5">unique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">owner_before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/>
          </table:table-cell>
          <table:table-cell table:style-name="Table3.B1" office:value-type="string">
            <text:p text:style-name="P13">weak_ptr&lt;&gt;</text:p>
          </table:table-cell>
        </table:table-row>
        <table:table-row>
          <table:table-cell table:style-name="Table3.A2" office:value-type="string">
            <text:p text:style-name="P7">constructo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">destructor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">operator=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">rese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7">swap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6">use_count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owner_before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expired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3">lock</text:p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Standard"/>
      <text:p text:style-name="P20">auto_ptr&lt;&gt; is deprecated because it allows copy and assignment due to which ownership gets transferred</text:p>
      <text:p text:style-name="P20">auto_ptr&lt;int&gt;p1;</text:p>
      <text:p text:style-name="P20">auto_ptr&lt;int&gt;p2=p1; //Allows Copy, p2 is Owner,p1 lost ownership</text:p>
      <text:p text:style-name="P20">auto_ptr&lt;int&gt;p3;</text:p>
      <text:p text:style-name="P20">p3=p1; //Allows Assignment,p3 is Owner,p1 lost ownership</text:p>
      <text:p text:style-name="P20"/>
      <text:p text:style-name="P21">Example:</text:p>
      <text:p text:style-name="P21">auto_ptr&lt;int&gt;p1;</text:p>
      <text:p text:style-name="P21">func(p1); </text:p>
      <text:p text:style-name="P21"><text:span text:style-name="T3">int </text:span>func(auto_ptr&lt;int&gt;p2,int x)</text:p>
      <text:p text:style-name="P23">{</text:p>
      <text:p text:style-name="P23">}</text:p>
      <text:p text:style-name="P23"/>
      <text:p text:style-name="P25">auto_ptr&lt;int&gt;p = func();</text:p>
      <text:p text:style-name="P25">auto_ptr&lt;int&gt;func()</text:p>
      <text:p text:style-name="P26">{</text:p>
      <text:p text:style-name="P26">auto_ptr&lt;int&gt;p1;</text:p>
      <text:p text:style-name="P26">return p1;</text:p>
      <text:p text:style-name="P26">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8:41:49.375498641</meta:creation-date>
    <dc:date>2019-06-01T12:03:56.179365771</dc:date>
    <meta:editing-duration>PT1H22M44S</meta:editing-duration>
    <meta:editing-cycles>36</meta:editing-cycles>
    <meta:generator>LibreOffice/5.1.6.2$Linux_X86_64 LibreOffice_project/10m0$Build-2</meta:generator>
    <meta:document-statistic meta:table-count="3" meta:image-count="0" meta:object-count="0" meta:page-count="2" meta:paragraph-count="71" meta:word-count="130" meta:character-count="1097" meta:non-whitespace-character-count="1037"/>
  </office:meta>
</office:document-meta>
</file>